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83ca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="solid" draw:fill-color="#7e0021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2.5cm" svg:height="8cm" svg:x="-2.5cm" svg:y="23.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1" draw:layer="layout" svg:width="23.5cm" svg:height="5cm" svg:x="1cm" svg:y="25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" draw:text-style-name="P1" draw:layer="layout" svg:width="18cm" svg:height="2.5cm" svg:x="8.5cm" svg:y="0cm">
          <text:p/>
          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8cm" fo:margin-bottom="0cm" fo:margin-left="0cm" fo:margin-right="0.01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4M56S</meta:editing-duration>
    <meta:editing-cycles>3</meta:editing-cycles>
    <meta:generator>OpenOffice/4.1.6$Win32 OpenOffice.org_project/416m1$Build-9790</meta:generator>
    <dc:date>2019-06-27T15:59:25.73</dc:date>
    <dc:creator>Siria Sannino</dc:creator>
    <meta:document-statistic meta:object-count="3"/>
  </office:meta>
</office:document-meta>
</file>